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Frame_20_contents">
      <style:paragraph-properties fo:margin-top="0in" fo:margin-bottom="0in" style:contextual-spacing="false"/>
    </style:style>
    <style:style style:name="P8" style:family="paragraph" style:parent-style-name="Text_20_body">
      <style:text-properties officeooo:rsid="0028c464" officeooo:paragraph-rsid="002c394c"/>
    </style:style>
    <style:style style:name="P9" style:family="paragraph" style:parent-style-name="Frame_20_contents">
      <style:paragraph-properties fo:margin-top="0in" fo:margin-bottom="0in" style:contextual-spacing="false"/>
      <style:text-properties fo:color="#808080" loext:opacity="100%"/>
    </style:style>
    <style:style style:name="P10" style:family="paragraph" style:parent-style-name="Frame_20_contents">
      <style:paragraph-properties fo:margin-top="0in" fo:margin-bottom="0in" style:contextual-spacing="false" fo:break-before="page"/>
      <style:text-properties fo:color="#808080" loext:opacity="100%"/>
    </style:style>
    <style:style style:name="P11" style:family="paragraph" style:parent-style-name="Frame_20_contents">
      <style:paragraph-properties fo:margin-top="0in" fo:margin-bottom="0in" style:contextual-spacing="false"/>
      <style:text-properties fo:color="#808080" loext:opacity="100%" officeooo:paragraph-rsid="002c394c"/>
    </style:style>
    <style:style style:name="P12" style:family="paragraph" style:parent-style-name="Frame_20_contents">
      <style:paragraph-properties fo:margin-top="0in" fo:margin-bottom="0in" style:contextual-spacing="false"/>
      <style:text-properties fo:color="#808080" loext:opacity="100%" officeooo:rsid="002c394c" officeooo:paragraph-rsid="002c394c"/>
    </style:style>
    <style:style style:name="P13" style:family="paragraph" style:parent-style-name="Frame_20_contents">
      <style:paragraph-properties fo:margin-top="0in" fo:margin-bottom="0in" style:contextual-spacing="false"/>
      <style:text-properties fo:color="#808080" loext:opacity="100%" officeooo:paragraph-rsid="002c73b0"/>
    </style:style>
    <style:style style:name="P14" style:family="paragraph" style:parent-style-name="Text_20_body">
      <style:text-properties officeooo:paragraph-rsid="002c394c"/>
    </style:style>
    <style:style style:name="P15" style:family="paragraph" style:parent-style-name="Frame_20_contents">
      <style:paragraph-properties fo:margin-top="0in" fo:margin-bottom="0in" style:contextual-spacing="false"/>
      <style:text-properties officeooo:rsid="002c394c" officeooo:paragraph-rsid="002c394c"/>
    </style:style>
    <style:style style:name="P16" style:family="paragraph" style:parent-style-name="Text_20_body">
      <style:text-properties officeooo:rsid="002c394c" officeooo:paragraph-rsid="002c394c"/>
    </style:style>
    <style:style style:name="P17" style:family="paragraph" style:parent-style-name="Frame_20_contents">
      <style:paragraph-properties fo:margin-top="0in" fo:margin-bottom="0in" style:contextual-spacing="false"/>
      <style:text-properties fo:font-style="italic" style:font-style-asian="italic" style:font-style-complex="italic"/>
    </style:style>
    <style:style style:name="P18" style:family="paragraph" style:parent-style-name="Frame_20_contents">
      <style:paragraph-properties fo:margin-top="0in" fo:margin-bottom="0in" style:contextual-spacing="false"/>
      <style:text-properties officeooo:paragraph-rsid="002c73b0"/>
    </style:style>
    <style:style style:name="P19" style:family="paragraph" style:parent-style-name="Text_20_body">
      <style:text-properties officeooo:rsid="002c394c" officeooo:paragraph-rsid="002c394c"/>
    </style:style>
    <style:style style:name="P20" style:family="paragraph" style:parent-style-name="Frame_20_contents">
      <style:paragraph-properties fo:margin-top="0in" fo:margin-bottom="0in" style:contextual-spacing="false" fo:break-before="page"/>
      <style:text-properties fo:color="#808080" loext:opacity="100%"/>
    </style:style>
    <style:style style:name="P21" style:family="paragraph" style:parent-style-name="Frame_20_contents">
      <style:paragraph-properties fo:margin-top="0in" fo:margin-bottom="0in" style:contextual-spacing="false"/>
      <style:text-properties officeooo:rsid="002c394c" officeooo:paragraph-rsid="002c394c"/>
    </style:style>
    <style:style style:name="P22" style:family="paragraph" style:parent-style-name="Heading_20_3">
      <style:paragraph-properties fo:break-before="page"/>
      <style:text-properties officeooo:rsid="002c394c" officeooo:paragraph-rsid="002c394c"/>
    </style:style>
    <style:style style:name="P23" style:family="paragraph" style:parent-style-name="Heading_20_4">
      <style:paragraph-properties fo:break-before="page"/>
      <style:text-properties officeooo:rsid="002c394c" officeooo:paragraph-rsid="002c394c"/>
    </style:style>
    <style:style style:name="P24" style:family="paragraph" style:parent-style-name="Heading_20_4">
      <style:paragraph-properties fo:break-before="page"/>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2c73b0" style:font-style-asian="italic" style:font-style-complex="italic"/>
    </style:style>
    <style:style style:name="T4" style:family="text">
      <style:text-properties officeooo:rsid="002c394c"/>
    </style:style>
    <style:style style:name="T5" style:family="text">
      <style:text-properties fo:color="#808080" loext:opacity="100%"/>
    </style:style>
    <style:style style:name="T6" style:family="text">
      <style:text-properties fo:color="#808080" loext:opacity="100%" officeooo:rsid="002c394c"/>
    </style:style>
    <style:style style:name="T7" style:family="text">
      <style:text-properties officeooo:rsid="002c73b0"/>
    </style:style>
    <style:style style:name="T8" style:family="text">
      <style:text-properties officeooo:rsid="002cc9a8"/>
    </style: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22" text:outline-level="3">Looping</text:h>
      <text:p text:style-name="P16">Looping in POSIX Shell and PowerShell can be quite complicated while maintaining similarities between them. This section covers all the basic and commonly used looping mechanism to avoid pitfalls during development.</text:p>
      <text:p text:style-name="P14"/>
      <text:p text:style-name="P16">Keep in mind that the Internet is flooded with very bad or AI regurgitated guiding content that show poor understanding about shell runtime. Hence, whenever specified here, please abide to it.</text:p>
      <text:p text:style-name="P16"/>
      <text:p text:style-name="P16">Otherwise, you can read up GNU POSIX Shell engineering specification alongside Microsoft PowerShell engineering specification. They are thick books but this is the preferred direction (instead of the wild Internet).</text:p>
      <text:h text:style-name="P23" text:outline-level="4">Looping Over A File Content</text:h>
      <text:p text:style-name="P16">There are so many ways to loop a file content and process them line-by-line, this is the preferred way:</text:p>
      <text:p text:style-name="P9"># PowerShell</text:p>
      <text:p text:style-name="P7">foreach ($__line in (Get-Content “/path/to/file”)) {</text:p>
      <text:p text:style-name="P9"><text:tab/>Write-Host “${__line}”</text:p>
      <text:p text:style-name="P7">}</text:p>
      <text:p text:style-name="P16"/>
      <text:p text:style-name="P9"># POSIX Shell</text:p>
      <text:p text:style-name="P7">old_IFS="$IFS"</text:p>
      <text:p text:style-name="P7">while IFS="" read -r __line || [ -n "$__line" ]; do</text:p>
      <text:p text:style-name="P9"><text:tab/>1&gt;&amp;2 printf "${__line}\n"</text:p>
      <text:p text:style-name="P7">done &lt; "/path/to/file"</text:p>
      <text:p text:style-name="P7">IFS="$old_IFS" &amp;&amp; unset old_IFS</text:p>
      <text:p text:style-name="P8"/>
      <text:p text:style-name="P16">In POSIX Shell, it is your responsibility to save the original <text:span text:style-name="T2">$IFS</text:span> (separator) for after-use restoration (see the last line).</text:p>
      <text:p text:style-name="P16"/>
      <text:p text:style-name="P16">This method is preferred mainly because they did not use any external dependencies.</text:p>
      <text:h text:style-name="P23" text:outline-level="4">Looping Over A Directory</text:h>
      <text:p text:style-name="P14">To loop over a directory, there are many ways to do it especially when using external commands. However, AutomataCI restricts minimum to no external dependencies for simple operations <text:span text:style-name="T4">as follows:</text:span></text:p>
      <text:p text:style-name="P9"># PowerShell <text:span text:style-name="T4">(basic looping)</text:span></text:p>
      <text:p text:style-name="P7">foreach ($__line in (Get-ChildItem -Path "/path/to/directory" `</text:p>
      <text:p text:style-name="P7"><text:tab/><text:tab/><text:tab/>| Select-Object -ExpandProperty FullName)) {</text:p>
      <text:p text:style-name="P9"><text:tab/># filter accordingly</text:p>
      <text:p text:style-name="P7"><text:tab/>if (Test-Path -PathType Container -Path “${__line}”) {</text:p>
      <text:p text:style-name="P9"><text:tab/><text:tab/># <text:span text:style-name="T4">it’s a directory. Handle it.</text:span></text:p>
      <text:p text:style-name="P18"><text:tab/>}</text:p>
      <text:p text:style-name="P7"/>
      <text:p text:style-name="P7"><text:tab/>if (-not (Test-Path -PathType Container -Path “${__line}”)) {</text:p>
      <text:p text:style-name="P11"><text:tab/><text:tab/># <text:span text:style-name="T4">it’s a directory. Handle it.</text:span></text:p>
      <text:p text:style-name="P7"><text:tab/>}</text:p>
      <text:p text:style-name="P7"/>
      <text:p text:style-name="P7"/>
      <text:p text:style-name="P9"><text:tab/><text:span text:style-name="T4"># execute</text:span></text:p>
      <text:p text:style-name="P9"><text:tab/>…</text:p>
      <text:p text:style-name="P7">}</text:p>
      <text:p text:style-name="P14"/>
      <text:p text:style-name="P13"># PowerShell (with <text:span text:style-name="T2">.</text:span><text:span text:style-name="T3">log</text:span><text:span text:style-name="T7"> file extension </text:span>filter as <text:span text:style-name="T7">an </text:span>example)</text:p>
      <text:p text:style-name="P18">foreach ($__line in (Get-ChildItem -Path "/path/to/directory" -Include *.log `</text:p>
      <text:p text:style-name="P18"><text:tab/><text:tab/><text:tab/>| Select-Object -ExpandProperty FullName)) {</text:p>
      <text:p text:style-name="P7"><text:tab/>…</text:p>
      <text:p text:style-name="P7">}</text:p>
      <text:p text:style-name="P14"/>
      <text:p text:style-name="P10"># POSIX Shell <text:span text:style-name="T4">(Basic Looping)</text:span></text:p>
      <text:p text:style-name="P9"># IMPORTANT: make sure when using any globe (*), it **MUST** be outside of string. </text:p>
      <text:p text:style-name="P7">for __line in "/path/to/directory/"*; do</text:p>
      <text:p text:style-name="P7"><text:tab/>if [ ! -e "$__line" ]; then</text:p>
      <text:p text:style-name="P7"><text:tab/><text:tab/>continue <text:span text:style-name="T5"># POSIX Shell passes the string as the last item so bail it out.</text:span></text:p>
      <text:p text:style-name="P7"><text:tab/><text:span text:style-name="T4">f</text:span>i</text:p>
      <text:p text:style-name="P7"/>
      <text:p text:style-name="P7"/>
      <text:p text:style-name="P9"><text:tab/># filter accordingly</text:p>
      <text:p text:style-name="P7"><text:tab/>if [ -d "$__line" ]; then</text:p>
      <text:p text:style-name="P9"><text:tab/><text:tab/># <text:span text:style-name="T4">it’s a directory. Handle it.</text:span></text:p>
      <text:p text:style-name="P7"><text:tab/>fi</text:p>
      <text:p text:style-name="P7"/>
      <text:p text:style-name="P7"><text:tab/>if [ -f "$__line" ]; then</text:p>
      <text:p text:style-name="P9"><text:tab/><text:tab/># <text:span text:style-name="T4">it’s a directory. Handle it.</text:span></text:p>
      <text:p text:style-name="P7"><text:tab/>fi</text:p>
      <text:p text:style-name="P7"/>
      <text:p text:style-name="P7"/>
      <text:p text:style-name="P9"><text:tab/># execute</text:p>
      <text:p text:style-name="P9"><text:tab/>…</text:p>
      <text:p text:style-name="P7">done</text:p>
      <text:p text:style-name="P14"/>
      <text:p text:style-name="P9"># POSIX Shell (with <text:span text:style-name="T2">.</text:span><text:span text:style-name="T3">log</text:span><text:span text:style-name="T7"> file extension </text:span>filter as <text:span text:style-name="T7">an </text:span>example)</text:p>
      <text:p text:style-name="P7">for __line in "/path/to/directory/"*.log; do</text:p>
      <text:p text:style-name="P9"><text:tab/>…</text:p>
      <text:p text:style-name="P7">done</text:p>
      <text:p text:style-name="P14"/>
      <text:h text:style-name="P24" text:outline-level="4">Looping Over <text:span text:style-name="T8">A</text:span> List</text:h>
      <text:p text:style-name="Text_20_body">There are various ways to loop over a list in POSIX Shell and PowerShell but the following <text:span text:style-name="T4">are</text:span> preferred as the list configurations <text:span text:style-name="T4">are</text:span> done first (comply to top-to-bottom code review reading flow) before looping <text:span text:style-name="T4">and also they are not using any external dependencies especially for POSIX Shell:</text:span></text:p>
      <text:p text:style-name="P9"># PowerShell</text:p>
      <text:p text:style-name="P7">foreach ($__line in @(</text:p>
      <text:p text:style-name="P17"><text:tab/>“first item”</text:p>
      <text:p text:style-name="P17"><text:tab/>“second item”</text:p>
      <text:p text:style-name="P7">)) { </text:p>
      <text:p text:style-name="P9"><text:tab/>Write-Host “${__line}”</text:p>
      <text:p text:style-name="P7">}</text:p>
      <text:p text:style-name="P14"/>
      <text:p text:style-name="P10"># POSIX Shell</text:p>
      <text:p text:style-name="P9"># NOTE:</text:p>
      <text:p text:style-name="P9"># <text:s text:c="2"/>1. This is using newline (\n) as a separator so each line is a new element.</text:p>
      <text:p text:style-name="P12"># <text:s text:c="2"/>1.1. That also means, due to limitation, DO NOT do complicated listing.</text:p>
      <text:p text:style-name="P9"># <text:s text:c="2"/>2. The entire thing is a double-quoted string so variables can be used <text:span text:style-name="T4">as well</text:span>. </text:p>
      <text:p text:style-name="P12"># <text:s text:c="2"/>3. In POSIX Shell, pipe is a separate process so exit code has to be handle separately.</text:p>
      <text:p text:style-name="P12"># <text:s text:c="2"/>3.1. Therefore, DO NOT exit inside the loop. Return instead. Exit later.</text:p>
      <text:p text:style-name="P7">old_IFS="$IFS" printf -- "%s" "\</text:p>
      <text:p text:style-name="P17">first item</text:p>
      <text:p text:style-name="P17">second item</text:p>
      <text:p text:style-name="P7">" | while IFS="" read -r __line || [ -n "$__line" ]; do</text:p>
      <text:p text:style-name="P9"><text:tab/>1&gt;&amp;2 printf "${__line}\n"</text:p>
      <text:p text:style-name="P7">done</text:p>
      <text:p text:style-name="P7">___exit=$? <text:span text:style-name="T5"># capture th</text:span><text:span text:style-name="T6">e return code responded from the piped loop</text:span><text:span text:style-name="T5">.</text:span></text:p>
      <text:p text:style-name="P7">IFS="$old_IFS" &amp;&amp; unset old_IFS <text:span text:style-name="T6"># always restore $IFS before doing anything else</text:span></text:p>
      <text:p text:style-name="P7"/>
      <text:p text:style-name="P9"># respond accordingly to the <text:span text:style-name="T4">return code</text:span> from the <text:span text:style-name="T4">piped </text:span>loop.</text:p>
      <text:p text:style-name="P15">if [ $__exit -ne 0 ]; then</text:p>
      <text:p text:style-name="P7"><text:tab/><text:span text:style-name="T4"># handle error</text:span></text:p>
      <text:p text:style-name="P7"><text:tab/><text:span text:style-name="T4">exit</text:span> $___exit</text:p>
      <text:p text:style-name="P7"><text:tab/>;;</text:p>
      <text:p text:style-name="P15">fi</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6</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4</text:page-number><text:s/><text:span text:style-name="MT1">of </text:span><text:page-count>6</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3</text:page-number><text:s/><text:span text:style-name="MT1">of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7H53M8S</meta:editing-duration>
    <meta:editing-cycles>36</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2:33:36.669892252</dc:date>
    <dc:creator>Kean Ho Chew</dc:creator>
    <meta:document-statistic meta:table-count="0" meta:image-count="0" meta:object-count="0" meta:page-count="6" meta:paragraph-count="93" meta:word-count="651" meta:character-count="3939" meta:non-whitespace-character-count="3329"/>
    <meta:template xlink:type="simple" xlink:actuate="onRequest" xlink:title="Official Book" xlink:href="../../templates/Book.ott" meta:date="2023-11-17T20:33:17.245827505"/>
  </office:meta>
</office:document-meta>
</file>